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marker-end="Arrow" draw:marker-end-width="0.3cm"/>
    </style:style>
    <style:style style:name="gr3" style:family="graphic" style:parent-style-name="standard">
      <style:graphic-properties draw:textarea-horizontal-align="justify" draw:textarea-vertical-align="middle" draw:auto-grow-height="false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4.817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3cm"/>
    </style:style>
    <style:style style:name="gr9" style:family="graphic" style:parent-style-name="standard">
      <style:graphic-properties draw:stroke="dash" draw:stroke-dash="_32__20_Dots_20_1_20_Dash" draw:fill="none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auto-grow-height="true" fo:min-height="3.507cm"/>
    </style:style>
    <style:style style:name="P1" style:family="paragraph">
      <style:paragraph-properties fo:text-align="center"/>
      <style:text-properties fo:font-family="Calibri" style:font-style-name="Regular" style:font-family-generic="swiss" style:font-pitch="variable" fo:font-style="normal" fo:font-weight="normal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8pt"/>
    </style:style>
    <style:style style:name="P4" style:family="paragraph">
      <style:paragraph-properties fo:text-align="star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family="Calibri" style:font-style-name="Regular" style:font-family-generic="swiss" style:font-pitch="variable" fo:font-size="10pt" fo:font-style="normal" fo:font-weight="normal" style:font-size-asian="18pt" style:font-size-complex="18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text-properties fo:color="#dc2300" fo:font-size="10pt" fo:text-shadow="none" fo:font-weight="normal" style:font-size-asian="10pt" style:font-weight-asian="normal" style:font-size-complex="10pt" style:font-weight-complex="normal"/>
    </style:style>
    <style:style style:name="T1" style:family="text">
      <style:text-properties fo:font-family="Calibri" style:font-style-name="Regular" style:font-family-generic="swiss" style:font-pitch="variable" fo:font-size="10pt" fo:font-style="normal" fo:font-weight="normal" style:font-size-asian="18pt" style:font-size-complex="18pt"/>
    </style:style>
    <style:style style:name="T2" style:family="text">
      <style:text-properties fo:font-family="Calibri" style:font-family-generic="swiss" style:font-pitch="variable" fo:font-size="10pt" style:font-size-asian="18pt" style:font-size-complex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dc2300" fo:font-size="10pt" fo:text-shadow="none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6cm" svg:x="1.4cm" svg:y="0.837cm" presentation:class="subtitle">
          <draw:text-box>
            <text:p>Dispatch featur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473cm" svg:x="1.4cm" svg:y="0.854cm" presentation:class="title" presentation:user-transformed="true">
          <draw:text-box>
            <text:p>Modifications needed to implement the dispatch functionality 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Master of studies:</text:p>
                <text:list>
                  <text:list-item>
                    <text:p>The main administrator will create the different studies into the master</text:p>
                  </text:list-item>
                  <text:list-item>
                    <text:p>Each site administrator will select the studies he works with in this master</text:p>
                  </text:list-item>
                  <text:list-item>
                    <text:p>When a site is using a study, it can be added to the list of “dispatch sites” of this study (meaning others sites using this study can dispatch aliquots to this sit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9cm" svg:height="3.507cm" svg:x="1.4cm" svg:y="0.837cm" presentation:class="title">
          <draw:text-box>
            <text:p>Dispatch example from Calgary to Edmont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Calgary and Edmonton are using study HEART</text:p>
              </text:list-item>
              <text:list-item>
                <text:p>Edmonton is set as “Dispatch site” for HEART</text:p>
              </text:list-item>
              <text:list-item>
                <text:p>Calgary will register patients, visits, aliquots the same way as usual</text:p>
              </text:list-item>
              <text:list-item>
                <text:p>Then they will request the creation of a new dispatch shipment.</text:p>
              </text:list-item>
              <text:list-item>
                <text:p>Later Edmonton will retrieve this dispatch shipment to check information and complete and close i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3" draw:layer="layout" svg:width="25.199cm" svg:height="3.473cm" svg:x="1.4cm" svg:y="0.854cm" presentation:class="title" presentation:user-transformed="true">
          <draw:text-box>
            <text:p>Calgary dispatch aliquots to Edmonton</text:p>
          </draw:text-box>
        </draw:frame>
        <draw:connector draw:style-name="gr2" draw:text-style-name="P1" draw:layer="layout" svg:x1="4.419cm" svg:y1="11.385cm" svg:x2="4.391cm" svg:y2="12.572cm" draw:start-shape="id1" draw:start-glue-point="6" draw:end-shape="id2" draw:end-glue-point="4" svg:d="m4419 11385v574h-28v613">
          <text:p/>
        </draw:connector>
        <draw:connector draw:style-name="gr2" draw:text-style-name="P1" draw:layer="layout" draw:type="line" svg:x1="4.391cm" svg:y1="14.138cm" svg:x2="4.393cm" svg:y2="14.935cm" draw:start-shape="id2" draw:start-glue-point="6" draw:end-shape="id3" svg:d="m4391 14138 2 797">
          <text:p/>
        </draw:connector>
        <draw:connector draw:style-name="gr2" draw:text-style-name="P1" draw:layer="layout" svg:x1="21.834cm" svg:y1="18.157cm" svg:x2="21.864cm" svg:y2="18.959cm" draw:start-shape="id4" draw:start-glue-point="7" draw:end-shape="id5" draw:end-glue-point="4" svg:d="m21834 18157v401h30v401">
          <text:p/>
        </draw:connector>
        <draw:custom-shape draw:style-name="gr3" draw:text-style-name="P3" draw:id="id1" draw:layer="layout" svg:width="3.175cm" svg:height="1.905cm" svg:x="2.831cm" svg:y="9.63cm">
          <text:p text:style-name="P2"><text:span text:style-name="T1">Take a pallet in their freez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3" draw:id="id2" draw:layer="layout" svg:width="3.175cm" svg:height="1.905cm" svg:x="2.803cm" svg:y="12.383cm">
          <text:p text:style-name="P2"><text:span text:style-name="T1">Scan the product barcod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3" draw:id="id14" draw:layer="layout" svg:width="3.927cm" svg:height="1.27cm" svg:x="2.4cm" svg:y="2.73cm">
          <text:p text:style-name="P2"><text:span text:style-name="T2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3" draw:id="id5" draw:layer="layout" svg:width="5.08cm" svg:height="1.905cm" svg:x="19.324cm" svg:y="18.959cm">
          <text:p text:style-name="P2"><text:span text:style-name="T1">Pallets and manifest </text:span></text:p>
          <text:p text:style-name="P2"><text:span text:style-name="T1">are sent to Edmonto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3" draw:id="id6" draw:layer="layout" svg:width="3.175cm" svg:height="1.905cm" svg:x="12.048cm" svg:y="17.746cm">
          <text:p text:style-name="P2"><text:span text:style-name="T1">User click ok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" draw:layer="layout" svg:x1="15.223cm" svg:y1="18.699cm" svg:x2="19.965cm" svg:y2="4.087cm" draw:start-shape="id6" draw:start-glue-point="7" draw:end-shape="id7" draw:end-glue-point="6" svg:d="m15223 18699h2112v-14612h2630">
          <text:p/>
        </draw:connector>
        <draw:custom-shape draw:style-name="gr3" draw:text-style-name="P3" draw:id="id3" draw:layer="layout" svg:width="4.473cm" svg:height="2.765cm" svg:x="2.157cm" svg:y="14.935cm">
          <text:p text:style-name="P2"><text:span text:style-name="T1">The pallet is added to the list of pallets to be sent (cannot add the same 2 times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layer="layout" svg:x1="6.63cm" svg:y1="16.317cm" svg:x2="6.006cm" svg:y2="10.583cm" draw:start-shape="id3" draw:start-glue-point="1" draw:end-shape="id1" draw:end-glue-point="7" svg:d="m6630 16317h501v-5734h-1125">
          <text:p/>
        </draw:connector>
        <draw:frame draw:style-name="gr4" draw:text-style-name="P5" draw:layer="layout" svg:width="3.431cm" svg:height="0.395cm" svg:x="7.508cm" svg:y="9.714cm">
          <draw:text-box>
            <text:p text:style-name="P4"><text:span text:style-name="T3">Repeat for each pallet</text:span></text:p>
          </draw:text-box>
        </draw:frame>
        <draw:connector draw:style-name="gr2" draw:layer="layout" svg:x1="11.441cm" svg:y1="18.724cm" svg:x2="12.048cm" svg:y2="18.699cm" draw:start-shape="id8" draw:start-glue-point="1" draw:end-shape="id6" draw:end-glue-point="5" svg:d="m11441 18724h304v-25h303">
          <text:p/>
        </draw:connector>
        <draw:custom-shape draw:style-name="gr3" draw:text-style-name="P3" draw:id="id7" draw:layer="layout" svg:width="5.19cm" svg:height="2.773cm" svg:x="19.446cm" svg:y="2.7cm">
          <text:p text:style-name="P2"><text:span text:style-name="T1">A summary of pallets (product barcode and position) is display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3" draw:id="id9" draw:layer="layout" svg:width="3.175cm" svg:height="1.905cm" svg:x="19.874cm" svg:y="6.225cm">
          <text:p text:style-name="P2"><text:span text:style-name="T1">User enter waybill numb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" draw:text-style-name="P1" draw:layer="layout" svg:x1="21.512cm" svg:y1="5.473cm" svg:x2="21.462cm" svg:y2="6.414cm" draw:start-shape="id7" draw:start-glue-point="7" draw:end-shape="id9" draw:end-glue-point="4" svg:d="m21512 5473v376h-50v565">
          <text:p/>
        </draw:connector>
        <draw:custom-shape draw:style-name="gr3" draw:text-style-name="P3" draw:id="id10" draw:layer="layout" svg:width="3.175cm" svg:height="1.905cm" svg:x="19.842cm" svg:y="8.769cm">
          <text:p text:style-name="P2"><text:span text:style-name="T1">User click ok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" draw:text-style-name="P1" draw:layer="layout" svg:x1="21.461cm" svg:y1="8.13cm" svg:x2="21.43cm" svg:y2="8.958cm" draw:start-shape="id9" draw:start-glue-point="2" draw:end-shape="id10" draw:end-glue-point="4" svg:d="m21461 8130v319h-31v509">
          <text:p/>
        </draw:connector>
        <draw:custom-shape draw:style-name="gr3" draw:text-style-name="P3" draw:id="id4" draw:layer="layout" svg:width="6.922cm" svg:height="2.157cm" svg:x="19.078cm" svg:y="16cm">
          <text:p text:style-name="P2"><text:span text:style-name="T1">Pallets and <text:s/>aliquots are tags as “dispatched” + old pallet position is free to be used agai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21.177cm" svg:y1="15.042cm" svg:x2="23.231cm" svg:y2="16cm" draw:start-shape="id11" draw:start-glue-point="7" draw:end-shape="id4" draw:end-glue-point="4" svg:d="m21177 15042v479h2054v479">
          <text:p/>
        </draw:connector>
        <draw:custom-shape draw:style-name="gr3" draw:text-style-name="P3" draw:id="id12" draw:layer="layout" svg:width="4.535cm" svg:height="2.054cm" svg:x="2.065cm" svg:y="4.566cm">
          <text:p text:style-name="P2"><text:span text:style-name="T1">Select study (that can be dispatched) from which aliquots should be part of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" draw:text-style-name="P1" draw:layer="layout" svg:x1="4.333cm" svg:y1="6.458cm" svg:x2="4.434cm" svg:y2="7.257cm" draw:start-shape="id12" draw:start-glue-point="6" draw:end-shape="id13" draw:end-glue-point="4" svg:d="m4333 6458v386h101v413">
          <text:p/>
        </draw:connector>
        <draw:custom-shape draw:style-name="gr3" draw:text-style-name="P3" draw:id="id8" draw:layer="layout" svg:width="5.362cm" svg:height="3.072cm" svg:x="6.079cm" svg:y="17.188cm">
          <text:p text:style-name="P2"><text:span text:style-name="T1">Verification is made to be sure all aliquots are part of the right study. Ok will be disabled is verification fail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3" draw:id="id13" draw:layer="layout" svg:width="3.393cm" svg:height="1.905cm" svg:x="2.737cm" svg:y="7.068cm">
          <text:p text:style-name="P2"><text:span text:style-name="T1">Select site to which it will be dispatched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" draw:layer="layout" svg:x1="4.434cm" svg:y1="8.823cm" svg:x2="4.419cm" svg:y2="9.819cm" draw:start-shape="id13" draw:start-glue-point="6" draw:end-shape="id1" draw:end-glue-point="4" svg:d="m4434 8823v478h-15v518">
          <text:p/>
        </draw:connector>
        <draw:connector draw:style-name="gr2" draw:layer="layout" svg:x1="4.393cm" svg:y1="17.7cm" svg:x2="6.079cm" svg:y2="18.724cm" draw:start-shape="id3" draw:end-shape="id8" svg:d="m4393 17700v1024h1686">
          <text:p/>
        </draw:connector>
        <draw:custom-shape draw:style-name="gr3" draw:text-style-name="P3" draw:id="id11" draw:layer="layout" svg:width="8.014cm" svg:height="3.042cm" svg:x="17.986cm" svg:y="12cm">
          <text:list text:style-name="L4">
            <text:list-item>
              <text:p text:style-name="P2"><text:span text:style-name="T1">A Dispatched shipment is registered with current date and all previous informations.</text:span></text:p>
            </text:list-item>
            <text:list-item>
              <text:p text:style-name="P2"><text:span text:style-name="T1">A notification is send to Edmonton Site</text:span></text:p>
            </text:list-item>
            <text:list-item>
              <text:p text:style-name="P2"><text:span text:style-name="T1">A Manifest is printed</text:span></text:p>
            </text:list-item>
          </text:list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layer="layout" svg:x1="21.429cm" svg:y1="10.674cm" svg:x2="22.795cm" svg:y2="12cm" draw:start-shape="id10" draw:end-shape="id11" draw:end-glue-point="4" svg:d="m21429 10674v663h1366v663">
          <text:p/>
        </draw:connector>
        <draw:connector draw:style-name="gr5" draw:text-style-name="P6" draw:layer="layout" svg:x1="4.364cm" svg:y1="4cm" svg:x2="4.333cm" svg:y2="4.77cm" draw:start-shape="id14" draw:start-glue-point="6" draw:end-shape="id12" draw:end-glue-point="4" svg:d="m4364 4000v284h-31v486">
          <text:p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3" draw:layer="layout" svg:width="25.199cm" svg:height="3.473cm" svg:x="1.4cm" svg:y="0.354cm" presentation:class="title" presentation:user-transformed="true">
          <draw:text-box>
            <text:p>Edmonton receive dispatched aliquots form Calgary</text:p>
          </draw:text-box>
        </draw:frame>
        <draw:connector draw:style-name="gr2" draw:text-style-name="P1" draw:layer="layout" svg:x1="4.105cm" svg:y1="7.75cm" svg:x2="4.167cm" svg:y2="9.043cm" draw:start-shape="id15" draw:start-glue-point="6" draw:end-shape="id16" draw:end-glue-point="4" svg:d="m4105 7750v636h62v657">
          <text:p/>
        </draw:connector>
        <draw:connector draw:style-name="gr2" draw:text-style-name="P1" draw:layer="layout" draw:type="line" svg:x1="4.166cm" svg:y1="10.759cm" svg:x2="4.115cm" svg:y2="12cm" draw:start-shape="id16" draw:start-glue-point="2" draw:end-shape="id17" svg:d="m4166 10759-51 1241">
          <text:p/>
        </draw:connector>
        <draw:connector draw:style-name="gr2" draw:text-style-name="P7" draw:layer="layout" draw:type="lines" svg:x1="4.136cm" svg:y1="5.086cm" svg:x2="4.105cm" svg:y2="6.184cm" draw:start-shape="id18" draw:start-glue-point="6" draw:end-shape="id15" draw:end-glue-point="4" svg:d="m4136 5086v502l-31-95v691">
          <text:p/>
        </draw:connector>
        <draw:custom-shape draw:style-name="gr3" draw:text-style-name="P3" draw:id="id15" draw:layer="layout" svg:width="3.175cm" svg:height="1.905cm" svg:x="2.517cm" svg:y="5.995cm">
          <text:p text:style-name="P2"><text:span text:style-name="T1">Go to receiving dispatch shipment view (?)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3" draw:id="id16" draw:layer="layout" svg:width="3.175cm" svg:height="1.905cm" svg:x="2.579cm" svg:y="8.854cm">
          <text:p text:style-name="P2"><text:span text:style-name="T1">Enter waybill numb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3" draw:id="id18" draw:layer="layout" svg:width="3.927cm" svg:height="1.27cm" svg:x="2.172cm" svg:y="3.816cm">
          <text:p text:style-name="P2"><text:span text:style-name="T2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3" draw:id="id19" draw:layer="layout" svg:width="3.175cm" svg:height="2.007cm" svg:x="7.44cm" svg:y="17.983cm">
          <text:p text:style-name="P2"><text:span text:style-name="T1">User click ok to proceed to shipment verification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" draw:layer="layout" svg:x1="9.028cm" svg:y1="18.182cm" svg:x2="12.778cm" svg:y2="5.239cm" draw:start-shape="id19" draw:start-glue-point="4" draw:end-shape="id20" draw:end-glue-point="6" svg:d="m9028 18182v-12943h3750">
          <text:p/>
        </draw:connector>
        <draw:custom-shape draw:style-name="gr3" draw:text-style-name="P3" draw:id="id20" draw:layer="layout" svg:width="5.558cm" svg:height="2.59cm" svg:x="12.223cm" svg:y="3.944cm">
          <text:p text:style-name="P2"><text:span text:style-name="T1">Pallet product barcode is scann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3" draw:id="id24" draw:layer="layout" svg:width="3.175cm" svg:height="1.905cm" svg:x="20.982cm" svg:y="12.442cm">
          <text:p text:style-name="P2"><text:span text:style-name="T1">User do scan assign with the received pallets 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" draw:text-style-name="P1" draw:layer="layout" svg:x1="15.002cm" svg:y1="6.534cm" svg:x2="15.014cm" svg:y2="8.036cm" draw:start-shape="id20" draw:end-shape="id21" draw:end-glue-point="4" svg:d="m15002 6534v752h12v750">
          <text:p/>
        </draw:connector>
        <draw:custom-shape draw:style-name="gr3" draw:text-style-name="P3" draw:id="id22" draw:layer="layout" svg:width="6.577cm" svg:height="2.254cm" svg:x="19.923cm" svg:y="6.524cm">
          <text:p text:style-name="P2"><text:span text:style-name="T1">ShipmentContainer status and its aliquots <text:s/>is set to “received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layer="layout" svg:x1="22.542cm" svg:y1="8.778cm" svg:x2="22.537cm" svg:y2="10.107cm" draw:start-shape="id22" draw:start-glue-point="7" draw:end-shape="id23" draw:end-glue-point="4" svg:d="m22542 8778v570h-5v759">
          <text:p/>
        </draw:connector>
        <draw:connector draw:style-name="gr2" draw:layer="layout" svg:x1="22.57cm" svg:y1="14.197cm" svg:x2="22.635cm" svg:y2="15.675cm" draw:start-shape="id24" draw:start-glue-point="6" draw:end-shape="id25" draw:end-glue-point="4" svg:d="m22570 14197v821h65v657">
          <text:p/>
        </draw:connector>
        <draw:connector draw:style-name="gr2" draw:layer="layout" svg:x1="4.116cm" svg:y1="15cm" svg:x2="4.174cm" svg:y2="16.19cm" draw:start-shape="id17" draw:start-glue-point="8" draw:end-shape="id26" draw:end-glue-point="4" svg:d="m4116 15000v440h58v750">
          <text:p/>
        </draw:connector>
        <draw:frame draw:style-name="gr6" draw:text-style-name="P2" draw:layer="layout" svg:width="15.317cm" svg:height="0.662cm" svg:x="12cm" svg:y="20.345cm">
          <draw:text-box>
            <text:p text:style-name="P2"><text:span text:style-name="T1">The following procedure <text:s/>help the user to check that what is received is correct</text:span></text:p>
          </draw:text-box>
        </draw:frame>
        <draw:custom-shape draw:style-name="gr3" draw:text-style-name="P3" draw:id="id26" draw:layer="layout" svg:width="3.842cm" svg:height="3.126cm" svg:x="2.253cm" svg:y="15.879cm">
          <text:p text:style-name="P2"><text:span text:style-name="T1">User check that basics informations (dates, number of pallets...) are correct between manifest, and screen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" draw:layer="layout" draw:line-skew="0.369cm" svg:x1="4.174cm" svg:y1="18.758cm" svg:x2="9.027cm" svg:y2="19.99cm" draw:start-shape="id26" draw:start-glue-point="6" draw:end-shape="id19" svg:d="m4174 18758v2102h4853v-870">
          <text:p/>
        </draw:connector>
        <draw:custom-shape draw:style-name="gr7" draw:text-style-name="P8" draw:id="id21" draw:layer="layout" svg:width="1.902cm" svg:height="1.992cm" svg:x="14.063cm" svg:y="8.036cm">
          <text:p text:style-name="P6"><text:span text:style-name="T3">Correct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5" draw:layer="layout" svg:x1="15.965cm" svg:y1="9.032cm" svg:x2="19.923cm" svg:y2="7.651cm" draw:start-shape="id21" draw:start-glue-point="1" draw:end-shape="id22" svg:d="m15965 9032h1979v-1381h1979">
          <text:p><text:span text:style-name="T3">YES</text:span></text:p>
        </draw:connector>
        <draw:connector draw:style-name="gr2" draw:layer="layout" svg:x1="25.831cm" svg:y1="7.651cm" svg:x2="17.215cm" svg:y2="5.239cm" draw:start-shape="id22" draw:start-glue-point="9" draw:end-shape="id20" draw:end-glue-point="9" svg:d="m25831 7651h1170v-2412h-9786">
          <text:p/>
        </draw:connector>
        <draw:frame draw:style-name="gr4" draw:text-style-name="P5" draw:layer="layout" svg:width="4.858cm" svg:height="0.395cm" svg:x="21.524cm" svg:y="4.805cm">
          <draw:text-box>
            <text:p><text:span text:style-name="T3">Repeat for each received pallet</text:span></text:p>
          </draw:text-box>
        </draw:frame>
        <draw:custom-shape draw:style-name="gr9" draw:text-style-name="P6" draw:layer="layout" svg:width="15.727cm" svg:height="16.8cm" svg:x="11.535cm" svg:y="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id="id23" draw:layer="layout" svg:width="3.175cm" svg:height="1.905cm" svg:x="20.949cm" svg:y="9.918cm">
          <text:p text:style-name="P2"><text:span text:style-name="T1">User click finish to “close” this shipment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" draw:layer="layout" svg:x1="22.537cm" svg:y1="11.673cm" svg:x2="22.57cm" svg:y2="12.631cm" draw:start-shape="id23" draw:start-glue-point="6" draw:end-shape="id24" draw:end-glue-point="4" svg:d="m22537 11673v482h33v476">
          <text:p/>
        </draw:connector>
        <draw:custom-shape draw:style-name="gr3" draw:text-style-name="P3" draw:id="id25" draw:layer="layout" svg:width="4.309cm" svg:height="2.289cm" svg:x="20.48cm" svg:y="15.675cm">
          <text:list text:style-name="L4">
            <text:list-item>
              <text:p text:style-name="P2"><text:span text:style-name="T1">The pallets can now be used by CBSR. </text:span></text:p>
            </text:list-item>
            <text:list-item>
              <text:p text:style-name="P2"><text:span text:style-name="T1">Aliquots are now in CBSR freezer</text:span></text:p>
            </text:list-item>
          </text:list>
          <text:p text:style-name="P2"><text:span text:style-name="T1"/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3" draw:id="id27" draw:layer="layout" svg:width="3.277cm" svg:height="1.843cm" svg:x="13.372cm" svg:y="11.365cm">
          <text:p text:style-name="P2"><text:span text:style-name="T1">Error investigation (?)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8" draw:text-style-name="P5" draw:layer="layout" svg:x1="15.014cm" svg:y1="10.028cm" svg:x2="15.011cm" svg:y2="11.548cm" draw:start-shape="id21" draw:end-shape="id27" draw:end-glue-point="4" svg:d="m15014 10028v669h-3v851">
          <text:p><text:span text:style-name="T3">NO</text:span></text:p>
        </draw:connector>
        <draw:frame draw:style-name="gr4" draw:text-style-name="P9" draw:layer="layout" svg:width="7.749cm" svg:height="0.395cm" svg:x="18.046cm" svg:y="5.875cm">
          <draw:text-box>
            <text:p><text:span text:style-name="T4">Should we also scan the aliquot inside the pallet ?</text:span></text:p>
          </draw:text-box>
        </draw:frame>
        <draw:custom-shape draw:style-name="gr3" draw:text-style-name="P3" draw:id="id17" draw:layer="layout" svg:width="4.769cm" svg:height="3cm" svg:x="1.731cm" svg:y="12cm">
          <text:p text:style-name="P2"><text:span text:style-name="T1">The dispatched shipment registered by Calgary is retrieved and displayed. 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507cm" svg:x="1.4cm" svg:y="0.837cm" presentation:class="title">
          <draw:text-box>
            <text:p>After dispatch is complet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From one aliquot, user will still be able to get information about its previous dispatch shipment:</text:p>
                <text:list>
                  <text:list-item>
                    <text:p>Which others aliquots were on the same pallet</text:p>
                  </text:list-item>
                  <text:list-item>
                    <text:p>What was its position on this pallet</text:p>
                  </text:list-item>
                  <text:list-item>
                    <text:p>And all the information linked to the shipment.</text:p>
                  </text:list-item>
                </text:list>
              </text:list-item>
              <text:list-item>
                <text:p>Dispatch shipment information:</text:p>
                <text:list>
                  <text:list-item>
                    <text:p>List of pallets, and list of aliquots inside it (will be able to know their current position, in which site)</text:p>
                  </text:list-item>
                  <text:list-item>
                    <text:p>From where, to where</text:p>
                  </text:list-item>
                  <text:list-item>
                    <text:p>Date send and received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elphine Degris-Dard</meta:initial-creator>
    <meta:creation-date>2010-05-11T10:20:01</meta:creation-date>
    <meta:editing-duration>PT00H34M53S</meta:editing-duration>
    <meta:editing-cycles>8</meta:editing-cycles>
    <dc:date>2010-05-11T10:54:52</dc:date>
    <dc:creator>Delphine Degris-Dard</dc:creator>
    <meta:generator>OpenOffice.org/3.2$Unix OpenOffice.org_project/320m12$Build-9483</meta:generator>
    <meta:document-statistic meta:object-count="101"/>
  </office:meta>
</office:document-meta>
</file>